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element.jsp_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element.jsp_element( String element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element.getNeedClosing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